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angal1" svg:font-family="Mangal"/>
    <style:font-face style:name="Microsoft YaHei" svg:font-family="'Microsoft YaHei'"/>
    <style:font-face style:name="NSimSun" svg:font-family="NSimSun, monospace"/>
    <style:font-face style:name="OpenSymbol" svg:font-family="Open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text-align="start" style:justify-single-word="false"/>
    </style:style>
    <style:style style:name="P2" style:family="paragraph" style:parent-style-name="Heading_20_1" style:master-page-name="HTML">
      <style:paragraph-properties style:page-number="auto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otstrap</text:p>
      <text:h text:style-name="Heading_20_2" text:outline-level="2">Windows/Linux</text:h>
      <text:p text:style-name="Text_20_body">O Bootstrap suporta uma implementação comum para serviços Windows e para daemons Linux. A diferença está nos scripts utilizados para instalar e iniciar o serviço ou deamon.</text:p>
      <text:h text:style-name="Heading_20_2" text:outline-level="2">Iniciar o servidor</text:h>
      <text:p text:style-name="Text_20_body">No windows, o servidor é iniciado quando o gerenciador de serviços solicitar o início do serviço, por exemplo, quando o usuário clicar no botão “Iniciar” no painel de propriedades do serviço. Outra forma de iniciar é através de um dos scripts na linha de comando. O servidor também pode ser executado como um programa num terminal. Neste caso, o bootstrap executa como um programa comum, mas emula o comportamento de um serviço ou daemon.</text:p>
      <text:h text:style-name="Heading_20_2" text:outline-level="2">Terminar o servidor</text:h>
      <text:p text:style-name="Text_20_body">No windows, o servidor é iniciado quando o gerenciador de serviços solicitar a parada do serviço, por exemplo, quando o usuário clicar no botão “Parar” no painel de propriedades do serviço. Outra forma de iniciar é através de um dos scripts na linha de comando. Caso o servidor esteja executando em um terminal, então é possível terminar através de Ctrl+C. Caso o servidor esteja executando em um terminal e tenha sido inicializado sem argumentos, então também é possível escrever “stop” + ENTER na linha de comando do servidor.</text:p>
      <text:h text:style-name="Heading_20_2" text:outline-level="2">Pausar e continuar o servidor</text:h>
      <text:p text:style-name="Text_20_body">Estas operações não são suportadas pelo bootstrap.</text:p>
      <text:h text:style-name="Heading_20_2" text:outline-level="2">Métodos para iniciar e para terminar servidor</text:h>
      <text:p text:style-name="Text_20_body">A classe que implementa <text:span text:style-name="Teletype">BootstrapHandler</text:span> é responsável por executar as tarefas para iniciar todos os componentes do servidor durante a inicialização e por finalizar os componentes durante o término do servidor.</text:p>
      <text:p text:style-name="Text_20_body">A implementação do método <text:span text:style-name="Teletype">startServer()</text:span> deverá iniciar os componentes do servidor, na ordem correta. Passos típicos são: configurar logging, configurar acesso ao banco de dados e iniciar threads para receber conexões via rede. </text:p>
      <text:p text:style-name="Text_20_body">A implementação do método <text:span text:style-name="Teletype">stopServer()</text:span> deverá terminar os componentes do servidor e liberar memória. O método deve ser capaz de lidar com componentes não iniciados ou em estado consistentes Caso o método <text:span text:style-name="Teletype">startServer()</text:span> lance uma exceção, o bootstrap assume falha na inicialização e chama o método <text:span text:style-name="Teletype">stopServer()</text:span> para terminar os componentes parcialmente iniciados. Caso o método <text:span text:style-name="Teletype">stopServer()</text:span> lance uma exceção, então ela será ignorada.</text:p>
      <text:p text:style-name="Text_20_body">O bootstrap garante o sequenciamento correto do métodos <text:span text:style-name="Teletype">startServer()</text:span> e <text:span text:style-name="Teletype">stopServer()</text:span>. Garante que não sejam reentrantes, que são chamadas sincronizadas e que são chamados alternadamente. </text:p>
      <text:p text:style-name="Text_20_body">A implementação de <text:span text:style-name="Teletype">stopServer()</text:span> deve restaurar o ambiente para as mesmas condições antes da chamada de <text:span text:style-name="Teletype">startServer()</text:span> de forma que o servidor possa ser iniciado novamente.</text:p>
      <text:h text:style-name="Heading_20_2" text:outline-level="2">Fases da execução</text:h>
      <text:p text:style-name="Text_20_body">O servidor encontra-se na fase <text:span text:style-name="Teletype">INATIVO</text:span> assim que é criado o serviço windows ou o daemon linux <text:soft-page-break/>correspondente ao servidor. Durante a execução do método <text:span text:style-name="Teletype">startServer()</text:span>, o servidor permanece na fase <text:span text:style-name="Teletype">INICIANDO</text:span>. Completada a execução com sucesso do método, o servidor passa para a fase <text:span text:style-name="Teletype">EXECUTANDO</text:span>. Durante a execução do método <text:span text:style-name="Teletype">stopServer()</text:span> o servidor permanece na fase <text:span text:style-name="Teletype">TERMINANDO</text:span>. Depois passa para a fase <text:span text:style-name="Teletype">INATIVO</text:span>. </text:p>
      <text:p text:style-name="Text_20_body">Não é possível interromper a fase de inicio do servidor. Caso o administrador desista de esperar durante a execução prolongada de <text:span text:style-name="Teletype">startServer()</text:span> e deseje forçar o término do serviço, a chamada de <text:span text:style-name="Teletype">stopServer()</text:span> será agendada até completar a execução <text:span text:style-name="Teletype">startServer()</text:span>, pois seria muito complicado lidar com execuções concorrentes de <text:span text:style-name="Teletype">startServer()</text:span> e <text:span text:style-name="Teletype">stopServer()</text:span>.</text:p>
      <text:h text:style-name="Heading_20_2" text:outline-level="2">Passo a passo</text:h>
      <text:list xml:id="list31704357" text:style-name="L1">
        <text:list-item>
          <text:p text:style-name="P3">Implementar a interface BootstrapHandler.</text:p>
        </text:list-item>
        <text:list-item>
          <text:p text:style-name="P3">Criar um arquivo bootstrap/handler, no classpath, com uma única linha de texto com o nome qualificado da classe que implementa BootstrapHandler. Como alternativa, passar para a JVM a propriedade “bootstrap.handler” com o nome qualificado.</text:p>
        </text:list-item>
        <text:list-item>
          <text:p text:style-name="P3">Editar o script servico.config.bat para atribuir um nome e um identificador ao serviço.</text:p>
        </text:list-item>
      </text:list>
      <text:p text:style-name="P1">Observação: Os passos 2 e 3 poderiam ser realizado automaticamente e consistentemente por um build ANT que obtém as configurações de um arquivo bootstrap.properties.</text:p>
      <text:h text:style-name="Heading_20_2" text:outline-level="2">Estrutura de diretórios</text:h>
      <text:p text:style-name="Text_20_body">Cada instância da aplicação java oferecida como serviço deve residir em um diretório diferente. Assim é possível separar arquivos de configuração, diretórios de logging e diretórios de binários.</text:p>
      <text:list xml:id="list31688332" text:style-name="L2">
        <text:list-item>
          <text:p text:style-name="P4"><text:span text:style-name="T1">/bin</text:span> – Todos os arquivos .jars que compõem a aplicação e os .jars das dependências. Não esquecer .jar do bootstrap, que também é uma dependência, e o jar que contém o arquivo bootstrap/handler.</text:p>
        </text:list-item>
        <text:list-item>
          <text:p text:style-name="P4"><text:span text:style-name="T1">/config</text:span> – Todos os arquivos .xml ou .properties que compõem a configuração dos componentes da aplicação. Por padrão, os módulos infra-* assumem este diretório para buscar configurações.</text:p>
        </text:list-item>
        <text:list-item>
          <text:p text:style-name="P4"><text:span text:style-name="T1">/</text:span> – Os scripts de bootstrap para instalar, remover, configurar, iniciar e terminar o serviço.</text:p>
        </text:list-item>
        <text:list-item>
          <text:p text:style-name="P4"><text:span text:style-name="T1">/log</text:span> – Destino dos arquivos de logging. O módulos infra-* assumem este diretóri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Mangal1" svg:font-family="Mangal"/>
    <style:font-face style:name="Microsoft YaHei" svg:font-family="'Microsoft YaHei'"/>
    <style:font-face style:name="NSimSun" svg:font-family="NSimSun, monospace"/>
    <style:font-face style:name="OpenSymbol" svg:font-family="Open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 fo:text-align="justify" style:justify-single-word="false"/>
      <style:text-properties fo:font-size="12pt" fo:language="pt" fo:country="BR" style:font-size-asian="10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/>
      <style:text-properties style:font-name="Arial" fo:font-size="16pt" fo:language="pt" fo:country="BR" fo:font-weight="bold" style:font-name-asian="Microsoft YaHei" style:font-size-asian="16pt" style:font-weight-asian="bold" style:font-name-complex="Mangal1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423cm" fo:margin-bottom="0.21cm"/>
      <style:text-properties style:font-name="Arial" fo:font-size="14pt" fo:language="pt" fo:country="BR" fo:font-style="italic" fo:font-weight="bold" style:font-name-asian="Microsoft YaHei" style:font-size-asian="14pt" style:font-style-asian="italic" style:font-weight-asian="bold" style:font-name-complex="Mangal1" style:font-size-complex="14pt" style:font-style-complex="italic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Courier New" fo:font-size="10pt" style:font-name-asian="NSimSun" style:font-size-asian="10pt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6T10:20:58.26</meta:creation-date>
    <dc:date>2011-10-16T11:56:42.62</dc:date>
    <meta:generator>LibreOffice/3.4$Win32 LibreOffice_project/340m1$Build-103</meta:generator>
    <meta:document-statistic meta:table-count="0" meta:image-count="0" meta:object-count="0" meta:page-count="2" meta:paragraph-count="0" meta:word-count="718" meta:character-count="4651" meta:non-whitespace-character-count="3966"/>
    <meta:editing-duration>PT29S</meta:editing-duration>
    <meta:editing-cycles>1</meta:editing-cycles>
  </office:meta>
</office:document-meta>
</file>